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8445in" fo:break-before="auto" style:use-optimal-row-height="tru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2.1764in" fo:break-before="auto" style:use-optimal-row-height="true"/>
    </style:style>
    <style:style style:name="ro12" style:family="table-row">
      <style:table-row-properties style:row-height="2.3425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ro15" style:family="table-row">
      <style:table-row-properties style:row-height="0.5181in" fo:break-before="auto" style:use-optimal-row-height="false"/>
    </style:style>
    <style:style style:name="ro1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5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6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6" style:family="text">
      <style:text-properties style:font-name="Arial" style:font-name-asian="DejaVu Sans" style:font-name-complex="Tahoma2"/>
    </style:style>
    <style:style style:name="T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8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3"/>
        <table:table-column table:style-name="co5" table:default-cell-style-name="ce37"/>
        <table:table-column table:style-name="co7" table:default-cell-style-name="ce39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5" table:default-cell-style-name="ce32"/>
        <table:table-column table:style-name="co5" table:number-columns-repeated="247" table:default-cell-style-name="Default"/>
        <table:table-row table:style-name="ro8">
          <table:table-cell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3"/>
          <table:table-cell table:style-name="ce44" office:value-type="string">
            <text:p>Passed</text:p>
          </table:table-cell>
          <table:table-cell table:style-name="ce44" table:formula="oooc:=COUNTIF([.L$7:.L$929];[.$K1])" office:value-type="float" office:value="0">
            <text:p>0</text:p>
          </table:table-cell>
          <table:table-cell table:style-name="ce44" table:formula="oooc:=COUNTIF([.M$7:.M$929];[.$K1])" office:value-type="float" office:value="0">
            <text:p>0</text:p>
          </table:table-cell>
          <table:table-cell table:style-name="ce44" table:formula="oooc:=COUNTIF([.N$7:.N$929];[.$K1])" office:value-type="float" office:value="0">
            <text:p>0</text:p>
          </table:table-cell>
          <table:table-cell table:style-name="ce44" table:formula="oooc:=COUNTIF([.O$7:.O$929];[.$K1])" office:value-type="float" office:value="0">
            <text:p>0</text:p>
          </table:table-cell>
          <table:table-cell table:number-columns-repeated="241"/>
        </table:table-row>
        <table:table-row table:style-name="ro8">
          <table:table-cell/>
          <table:table-cell table:style-name="ce28"/>
          <table:table-cell table:style-name="ce34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44"/>
          <table:table-cell table:style-name="ce44" office:value-type="string">
            <text:p>Failed</text:p>
          </table:table-cell>
          <table:table-cell table:style-name="ce44" table:formula="oooc:=COUNTIF([.L$7:.L$929];[.$K2])" office:value-type="float" office:value="0">
            <text:p>0</text:p>
          </table:table-cell>
          <table:table-cell table:style-name="ce44" table:formula="oooc:=COUNTIF([.M$7:.M$929];[.$K2])" office:value-type="float" office:value="0">
            <text:p>0</text:p>
          </table:table-cell>
          <table:table-cell table:style-name="ce44" table:formula="oooc:=COUNTIF([.N$7:.N$929];[.$K2])" office:value-type="float" office:value="0">
            <text:p>0</text:p>
          </table:table-cell>
          <table:table-cell table:style-name="ce44" table:formula="oooc:=COUNTIF([.O$7:.O$929];[.$K2])" office:value-type="float" office:value="0">
            <text:p>0</text:p>
          </table:table-cell>
          <table:table-cell table:number-columns-repeated="241"/>
        </table:table-row>
        <table:table-row table:style-name="ro8">
          <table:table-cell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/>
          <table:table-cell table:number-columns-repeated="2"/>
          <table:table-cell table:style-name="ce42"/>
          <table:table-cell/>
          <table:table-cell table:style-name="ce44"/>
          <table:table-cell table:style-name="ce44" office:value-type="string">
            <text:p>Blocked</text:p>
          </table:table-cell>
          <table:table-cell table:style-name="ce44" table:formula="oooc:=COUNTIF([.L$7:.L$929];[.$K3])" office:value-type="float" office:value="0">
            <text:p>0</text:p>
          </table:table-cell>
          <table:table-cell table:style-name="ce44" table:formula="oooc:=COUNTIF([.M$7:.M$929];[.$K3])" office:value-type="float" office:value="0">
            <text:p>0</text:p>
          </table:table-cell>
          <table:table-cell table:style-name="ce44" table:formula="oooc:=COUNTIF([.N$7:.N$929];[.$K3])" office:value-type="float" office:value="0">
            <text:p>0</text:p>
          </table:table-cell>
          <table:table-cell table:style-name="ce44" table:formula="oooc:=COUNTIF([.O$7:.O$929];[.$K3])" office:value-type="float" office:value="0">
            <text:p>0</text:p>
          </table:table-cell>
          <table:table-cell table:number-columns-repeated="241"/>
        </table:table-row>
        <table:table-row table:style-name="ro5">
          <table:table-cell/>
          <table:table-cell table:style-name="ce29" office:value-type="string">
            <text:p>Total main cases:</text:p>
          </table:table-cell>
          <table:table-cell table:style-name="ce35" table:formula="oooc:=MAX([.A7:.A919])" office:value-type="float" office:value="11" table:number-columns-spanned="3" table:number-rows-spanned="1">
            <text:p>11</text:p>
          </table:table-cell>
          <table:covered-table-cell table:style-name="ce32"/>
          <table:covered-table-cell/>
          <table:table-cell table:number-columns-repeated="2"/>
          <table:table-cell table:style-name="ce42"/>
          <table:table-cell/>
          <table:table-cell table:style-name="ce44"/>
          <table:table-cell table:style-name="ce45" office:value-type="string">
            <text:p>Untested</text:p>
          </table:table-cell>
          <table:table-cell table:style-name="ce44" table:formula="oooc:=COUNTIF([.L$7:.L$929];[.$K4])" office:value-type="float" office:value="0">
            <text:p>0</text:p>
          </table:table-cell>
          <table:table-cell table:style-name="ce44" table:formula="oooc:=COUNTIF([.M$7:.M$929];[.$K4])" office:value-type="float" office:value="0">
            <text:p>0</text:p>
          </table:table-cell>
          <table:table-cell table:style-name="ce44" table:formula="oooc:=COUNTIF([.N$7:.N$929];[.$K4])" office:value-type="float" office:value="0">
            <text:p>0</text:p>
          </table:table-cell>
          <table:table-cell table:style-name="ce44" table:formula="oooc:=COUNTIF([.O$7:.O$929];[.$K4])" office:value-type="float" office:value="0">
            <text:p>0</text:p>
          </table:table-cell>
          <table:table-cell table:number-columns-repeated="241"/>
        </table:table-row>
        <table:table-row table:style-name="ro8">
          <table:table-cell/>
          <table:table-cell table:style-name="ce30"/>
          <table:table-cell table:style-name="ce36"/>
          <table:table-cell table:style-name="ce38" table:number-columns-repeated="6"/>
          <table:table-cell table:style-name="ce45"/>
          <table:table-cell office:value-type="string">
            <text:p>N/A</text:p>
          </table:table-cell>
          <table:table-cell table:style-name="ce44" table:formula="oooc:=COUNTIF([.L$7:.L$929];[.$K5])" office:value-type="float" office:value="0">
            <text:p>0</text:p>
          </table:table-cell>
          <table:table-cell table:style-name="ce44" table:formula="oooc:=COUNTIF([.M$7:.M$929];[.$K5])" office:value-type="float" office:value="0">
            <text:p>0</text:p>
          </table:table-cell>
          <table:table-cell table:style-name="ce44" table:formula="oooc:=COUNTIF([.N$7:.N$929];[.$K5])" office:value-type="float" office:value="0">
            <text:p>0</text:p>
          </table:table-cell>
          <table:table-cell table:style-name="ce44" table:formula="oooc:=COUNTIF([.O$7:.O$929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46" table:number-columns-repeated="240"/>
        </table:table-row>
        <table:table-row table:style-name="ro9">
          <table:table-cell table:style-name="ce25" office:value-type="float" office:value="1">
            <text:p>001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office:value-type="string">
            <text:p>WF\Content_Publishing\Approve</text:p>
          </table:table-cell>
          <table:table-cell table:style-name="ce40" office:value-type="string">
            <text:p>Approve a content</text:p>
          </table:table-cell>
          <table:table-cell table:style-name="ce40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2"> Validation</text:span> folder</text:p>
            <text:p>- Login by user is in validator:/platform/administrators group</text:p>
            <text:p>- Go to <text:span text:style-name="T2">Business Process </text:span><text:span text:style-name="T2">Controller → Task Controller</text:span></text:p>
            <text:p>- Click on <text:span text:style-name="T2">Manage</text:span> of content publishing process</text:p>
            <text:p>- Select <text:span text:style-name="T2">Start date</text:span> and <text:span text:style-name="T2">End date</text:span></text:p>
            <text:p>- Click on <text:span text:style-name="T2">Approve</text:span> button</text:p>
          </table:table-cell>
          <table:table-cell table:style-name="ce21" office:value-type="string">
            <text:p>- If the current time is less than End time, the document will be stored in <text:span text:style-name="T2">Live</text:span> folder</text:p>
            <text:p>- If the current time is equal or greater than End time, the document will be stored in <text:span text:style-name="T2">Backup</text:span> drive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0">
          <table:table-cell table:style-name="ce26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office:value-type="string">
            <text:p>WF\Content_Publishing\Disapprove</text:p>
          </table:table-cell>
          <table:table-cell table:style-name="ce40" office:value-type="string">
            <text:p>Disapprove a content</text:p>
          </table:table-cell>
          <table:table-cell table:style-name="ce40" office:value-type="string">
            <text:p>Step 1: Disapprove a content</text:p>
          </table:table-cell>
          <table:table-cell table:style-name="ce21" office:value-type="string">
            <text:p><text:span text:style-name="T3">- Create new drive in Collaboration </text:span><text:span text:style-name="T3">workspace</text:span></text:p>
            <text:p><text:span text:style-name="T4">- Login by normal user, add a </text:span><text:span text:style-name="T4">document in</text:span><text:span text:style-name="T5"> Validation</text:span><text:span text:style-name="T4"> folder</text:span></text:p>
            <text:p><text:span text:style-name="T4">- Login by user is in </text:span><text:span text:style-name="T4">validator:/platform/administrators </text:span><text:span text:style-name="T4">group</text:span></text:p>
            <text:p><text:span text:style-name="T4">- Go to </text:span><text:span text:style-name="T5">Business Process </text:span><text:span text:style-name="T5">Controller → Task Controller</text:span></text:p>
            <text:p><text:span text:style-name="T4">- Click on </text:span><text:span text:style-name="T5">Manage</text:span><text:span text:style-name="T4"> of content </text:span><text:span text:style-name="T4">publishing process</text:span></text:p>
            <text:p>- Click on <text:span text:style-name="T2">Disapprove</text:span> button</text:p>
          </table:table-cell>
          <table:table-cell table:style-name="ce21" office:value-type="string">
            <text:p>This document still stored in <text:span text:style-name="T2">Validation Request</text:span> folder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26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office:value-type="string">
            <text:p>WF\Content_Publishing\Delegate</text:p>
          </table:table-cell>
          <table:table-cell table:style-name="ce40" office:value-type="string">
            <text:p>Delegate a content</text:p>
          </table:table-cell>
          <table:table-cell table:style-name="ce40" office:value-type="string">
            <text:p>Step 1: Delegate a content</text:p>
          </table:table-cell>
          <table:table-cell table:style-name="ce21" office:value-type="string">
            <text:p><text:span text:style-name="T3">- Create new drive in Collaboration </text:span><text:span text:style-name="T3">workspace</text:span></text:p>
            <text:p><text:span text:style-name="T4">- Login by normal user, add a </text:span><text:span text:style-name="T4">document in</text:span><text:span text:style-name="T5"> Validation</text:span><text:span text:style-name="T4"> folder</text:span></text:p>
            <text:p><text:span text:style-name="T4">- Login by user is in </text:span><text:span text:style-name="T4">validator:/platform/administrators </text:span><text:span text:style-name="T4">group</text:span></text:p>
            <text:p><text:span text:style-name="T4">- Go to </text:span><text:span text:style-name="T5">Business Process </text:span><text:span text:style-name="T5">Controller → Task Controller</text:span></text:p>
            <text:p><text:span text:style-name="T4">- Click on </text:span><text:span text:style-name="T5">Manage</text:span><text:span text:style-name="T4"> of content </text:span><text:span text:style-name="T4">publishing process</text:span></text:p>
            <text:p>- Select user in Delegate field</text:p>
            <text:p>- Click on <text:span text:style-name="T2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26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office:value-type="string">
            <text:p>WF\Content_Publishing\Refuse</text:p>
          </table:table-cell>
          <table:table-cell table:style-name="ce40" office:value-type="string">
            <text:p>Refuse a content</text:p>
          </table:table-cell>
          <table:table-cell table:style-name="ce40" office:value-type="string">
            <text:p>Step 1: Refuse a content</text:p>
          </table:table-cell>
          <table:table-cell table:style-name="ce21" office:value-type="string">
            <text:p><text:span text:style-name="T3">- Create new drive in Collaboration </text:span><text:span text:style-name="T3">workspace</text:span></text:p>
            <text:p><text:span text:style-name="T4">- Login by normal user, add a </text:span><text:span text:style-name="T4">document in</text:span><text:span text:style-name="T5"> Validation</text:span><text:span text:style-name="T4"> folder</text:span></text:p>
            <text:p><text:span text:style-name="T4">- Login by user is in </text:span><text:span text:style-name="T4">validator:/platform/administrators </text:span><text:span text:style-name="T4">group</text:span></text:p>
            <text:p><text:span text:style-name="T4">- Go to </text:span><text:span text:style-name="T5">Business Process </text:span><text:span text:style-name="T5">Controller → Task Controller</text:span></text:p>
            <text:p><text:span text:style-name="T4">- Click on </text:span><text:span text:style-name="T5">Manage</text:span><text:span text:style-name="T4"> of content </text:span><text:span text:style-name="T4">publishing process</text:span></text:p>
            <text:p>- Click on <text:span text:style-name="T2">Refuse</text:span> button</text:p>
          </table:table-cell>
          <table:table-cell table:style-name="ce21" office:value-type="string">
            <text:p>This document will be stored in <text:span text:style-name="T2">Trash</text:span> folder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26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office:value-type="string">
            <text:p>WF\Pay_Raise\WF\Grand</text:p>
          </table:table-cell>
          <table:table-cell table:style-name="ce41" office:value-type="string">
            <text:p>Grand a pay raise</text:p>
          </table:table-cell>
          <table:table-cell table:style-name="ce41" office:value-type="string">
            <text:p>Step 1: Grand a pay raise</text:p>
          </table:table-cell>
          <table:table-cell table:style-name="ce20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4"><text:s/></text:span><text:span text:style-name="T4">validator:/platform/administrators</text:span> group</text:p>
            <text:p><text:span text:style-name="T6">- Go to </text:span><text:span text:style-name="T7">Business Process </text:span><text:span text:style-name="T7">Controller → Task Controller</text:span></text:p>
            <text:p><text:span text:style-name="T4">- Click on </text:span><text:span text:style-name="T5">Manage </text:span><text:span text:style-name="T3">of Pay raise </text:span><text:span text:style-name="T3">process</text:span></text:p>
            <text:p><text:span text:style-name="T3">- Click on </text:span><text:span text:style-name="T5">Grand</text:span><text:span text:style-name="T3"> button</text:span></text:p>
            <text:p><text:span text:style-name="T3">- Login by use Is in … group</text:span></text:p>
            <text:p><text:span text:style-name="T3">- Open form to read process above</text:span></text:p>
            <text:p><text:span text:style-name="T3">- Click on </text:span><text:span text:style-name="T5">Read</text:span><text:span text:style-name="T3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0">
          <table:table-cell table:style-name="ce26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office:value-type="string">
            <text:p>WF\Pay_Raise\WF\Refuse</text:p>
          </table:table-cell>
          <table:table-cell table:style-name="ce41" office:value-type="string">
            <text:p>Refuse a pay raise</text:p>
          </table:table-cell>
          <table:table-cell table:style-name="ce41" office:value-type="string">
            <text:p>Step 1: Refuse a pay raise</text:p>
          </table:table-cell>
          <table:table-cell table:style-name="ce20"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4"><text:s/></text:span><text:span text:style-name="T4">validator:/platform/administrators</text:span> group</text:p>
            <text:p><text:span text:style-name="T6">- Go to </text:span><text:span text:style-name="T7">Business Process </text:span><text:span text:style-name="T7">Controller → Task Controller</text:span></text:p>
            <text:p><text:span text:style-name="T4">- Click on </text:span><text:span text:style-name="T5">Manage </text:span><text:span text:style-name="T3">of Pay raise </text:span><text:span text:style-name="T3">process</text:span></text:p>
            <text:p><text:span text:style-name="T3">- Click on </text:span><text:span text:style-name="T5">Deny</text:span><text:span text:style-name="T3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26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office:value-type="string">
            <text:p>WF\Holiday\Approve</text:p>
          </table:table-cell>
          <table:table-cell table:style-name="ce20" office:value-type="string">
            <text:p>Approve holiday process</text:p>
          </table:table-cell>
          <table:table-cell table:style-name="ce20" office:value-type="string">
            <text:p>Step 1: Approve holiday process</text:p>
          </table:table-cell>
          <table:table-cell table:style-name="ce20" office:value-type="string">
            <text:p>- Login by normal user</text:p>
            <text:p>- Go to Business Process Controller page</text:p>
            <text:p>- Create a holiday process</text:p>
            <text:p>- Login by user is in <text:span text:style-name="T4"><text:s/></text:span><text:span text:style-name="T4">validator:/platform/administrators </text:span>group</text:p>
            <text:p><text:span text:style-name="T6">- Go to </text:span><text:span text:style-name="T7">Business Process </text:span><text:span text:style-name="T7">Controller → Task Controller</text:span></text:p>
            <text:p><text:span text:style-name="T4">- Click on </text:span><text:span text:style-name="T5">Manage </text:span><text:span text:style-name="T3">of Holiday process</text:span></text:p>
            <text:p><text:span text:style-name="T3">- Click on </text:span><text:span text:style-name="T5">Approve</text:span><text:span text:style-name="T3"> button</text:span></text:p>
            <text:p><text:span text:style-name="T3">- Login by use Is in </text:span><text:span text:style-name="T3">validator:/platform/administrators </text:span><text:span text:style-name="T3">group</text:span></text:p>
            <text:p><text:span text:style-name="T3">- Open form to read process above</text:span></text:p>
            <text:p><text:span text:style-name="T3">- Click on </text:span><text:span text:style-name="T5">Read</text:span><text:span text:style-name="T3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0">
          <table:table-cell table:style-name="ce26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office:value-type="string">
            <text:p>WF\Holiday\Disapprove</text:p>
          </table:table-cell>
          <table:table-cell table:style-name="ce20" office:value-type="string">
            <text:p>Disapprove holiday process</text:p>
          </table:table-cell>
          <table:table-cell table:style-name="ce20" office:value-type="string">
            <text:p>Step 1: Disapprove holiday process</text:p>
          </table:table-cell>
          <table:table-cell table:style-name="ce20" office:value-type="string">
            <text:p>- Login by normal user</text:p>
            <text:p>- Go to Business Process Controller page</text:p>
            <text:p>- Create a holiday process</text:p>
            <text:p>- Login by user is in <text:span text:style-name="T4"><text:s/></text:span><text:span text:style-name="T4">validator:/platform/administrators </text:span>group</text:p>
            <text:p><text:span text:style-name="T4">- Go to </text:span><text:span text:style-name="T5">Business Process </text:span><text:span text:style-name="T5">Controller → Task Controller</text:span></text:p>
            <text:p><text:span text:style-name="T4">- Click on </text:span><text:span text:style-name="T5">Manage </text:span><text:span text:style-name="T3">of Holiday process</text:span></text:p>
            <text:p><text:span text:style-name="T3">- Click on </text:span><text:span text:style-name="T5">Disapprove</text:span><text:span text:style-name="T3"> button</text:span></text:p>
            <text:p><text:span text:style-name="T3"/></text:p>
          </table:table-cell>
          <table:table-cell table:style-name="ce20" office:value-type="string">
            <text:p>Holiday process is disapproved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26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office:value-type="string">
            <text:p>WF\Holiday\Refuse</text:p>
          </table:table-cell>
          <table:table-cell table:style-name="ce20" office:value-type="string">
            <text:p>Refuse a holiday process</text:p>
          </table:table-cell>
          <table:table-cell table:style-name="ce20" office:value-type="string">
            <text:p>Step 1: Refuse a holiday process</text:p>
          </table:table-cell>
          <table:table-cell table:style-name="ce20" office:value-type="string">
            <text:p>- Login by normal user</text:p>
            <text:p>- Go to Business Process Controller page</text:p>
            <text:p>- Create a holiday process</text:p>
            <text:p>- Login by user is in <text:span text:style-name="T4"><text:s/></text:span><text:span text:style-name="T4">validator:/platform/administrators </text:span>group</text:p>
            <text:p><text:span text:style-name="T6">- Go to </text:span><text:span text:style-name="T7">Business Process </text:span><text:span text:style-name="T7">Controller → Task Controller</text:span></text:p>
            <text:p><text:span text:style-name="T4">- Click on </text:span><text:span text:style-name="T5">Manage </text:span><text:span text:style-name="T3">of Holiday process</text:span></text:p>
            <text:p><text:span text:style-name="T3">- Click on </text:span><text:span text:style-name="T5">Refuse</text:span><text:span text:style-name="T3"> button</text:span></text:p>
            <text:p><text:span text:style-name="T3"/></text:p>
          </table:table-cell>
          <table:table-cell table:style-name="ce20" office:value-type="string">
            <text:p>Holiday process is disapproved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26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office:value-type="string">
            <text:p>WF\Admin\View</text:p>
          </table:table-cell>
          <table:table-cell table:style-name="ce20" office:value-type="string">
            <text:p>View detail of process</text:p>
          </table:table-cell>
          <table:table-cell table:style-name="ce20" office:value-type="string">
            <text:p>Step 1: View detail of process</text:p>
          </table:table-cell>
          <table:table-cell table:style-name="ce20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26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office:value-type="string">
            <text:p>WF\Admin\Upload</text:p>
          </table:table-cell>
          <table:table-cell table:style-name="ce20" office:value-type="string">
            <text:p>Upload new process</text:p>
          </table:table-cell>
          <table:table-cell table:style-name="ce20" office:value-type="string">
            <text:p>Step 1: Upload new process</text:p>
          </table:table-cell>
          <table:table-cell table:style-name="ce20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2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7" table:number-rows-repeated="10">
          <table:table-cell/>
          <table:table-cell table:style-name="ce32"/>
          <table:table-cell table:style-name="ce23"/>
          <table:table-cell table:style-name="ce32"/>
          <table:table-cell table:number-columns-repeated="5"/>
          <table:table-cell table:style-name="ce32" table:number-columns-repeated="247"/>
        </table:table-row>
        <table:table-row table:style-name="ro7">
          <table:table-cell/>
          <table:table-cell table:style-name="ce32"/>
          <table:table-cell table:style-name="ce23"/>
          <table:table-cell table:style-name="ce32"/>
          <table:table-cell table:number-columns-repeated="5"/>
          <table:table-cell table:style-name="ce32"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49"/>
        <table:table-column table:style-name="co13" table:default-cell-style-name="ce52"/>
        <table:table-column table:style-name="co14" table:default-cell-style-name="ce54"/>
        <table:table-column table:style-name="co15" table:default-cell-style-name="ce53"/>
        <table:table-column table:style-name="co16" table:default-cell-style-name="ce58"/>
        <table:table-column table:style-name="co17" table:default-cell-style-name="ce64"/>
        <table:table-row table:style-name="ro7">
          <table:table-cell table:style-name="ce47" office:value-type="string" table:number-columns-spanned="5" table:number-rows-spanned="2">
            <text:p><text:s/>Functionality List</text:p>
            <text:p><text:span text:style-name="T8">Product version: </text:span></text:p>
          </table:table-cell>
          <table:covered-table-cell table:number-columns-repeated="4" table:style-name="ce5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15">
          <table:covered-table-cell table:style-name="ce48"/>
          <table:covered-table-cell table:number-columns-repeated="4" table:style-name="ce51"/>
          <table:covered-table-cell table:style-name="ce6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6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5" office:value-type="string">
            <text:p>Create new Single Content Viewer page</text:p>
          </table:table-cell>
          <table:table-cell table:formula="oooc:=SUMPRODUCT(([SniffTest.B$5:SniffTest.B$869]=[.$A4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5" office:value-type="string">
            <text:p>Create new Content List viewer page with mode “By Folder”</text:p>
          </table:table-cell>
          <table:table-cell table:formula="oooc:=SUMPRODUCT(([SniffTest.B$5:SniffTest.B$869]=[.$A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55" office:value-type="string">
            <text:p>Create new Content List Viewer page with mode “By Contents”</text:p>
          </table:table-cell>
          <table:table-cell table:formula="oooc:=SUMPRODUCT(([SniffTest.B$5:SniffTest.B$869]=[.$A6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55" office:value-type="string">
            <text:p>Edit Single Content Viewer (Banner, Footer...) in Overview page</text:p>
          </table:table-cell>
          <table:table-cell table:formula="oooc:=SUMPRODUCT(([SniffTest.B$5:SniffTest.B$869]=[.$A7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55" office:value-type="string">
            <text:p>Edit Content List Viewer (Documents, Last news …)</text:p>
          </table:table-cell>
          <table:table-cell table:formula="oooc:=SUMPRODUCT(([SniffTest.B$5:SniffTest.B$869]=[.$A8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5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55" office:value-type="string">
            <text:p>Search content of document/page </text:p>
          </table:table-cell>
          <table:table-cell table:formula="oooc:=SUMPRODUCT(([SniffTest.B$5:SniffTest.B$869]=[.$A9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5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57" office:value-type="string">
            <text:p>Show draft content from page</text:p>
          </table:table-cell>
          <table:table-cell table:formula="oooc:=SUMPRODUCT(([SniffTest.B$5:SniffTest.B$869]=[.$A10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5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57" office:value-type="string">
            <text:p>Show public content from page</text:p>
          </table:table-cell>
          <table:table-cell table:formula="oooc:=SUMPRODUCT(([SniffTest.B$5:SniffTest.B$869]=[.$A1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5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55" office:value-type="string">
            <text:p>Add/Edit/Delete page from Page Management</text:p>
          </table:table-cell>
          <table:table-cell table:formula="oooc:=SUMPRODUCT(([SniffTest.B$5:SniffTest.B$869]=[.$A12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5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55" office:value-type="string">
            <text:p>Create/edit/delete a portal (site)</text:p>
          </table:table-cell>
          <table:table-cell table:formula="oooc:=SUMPRODUCT(([SniffTest.B$5:SniffTest.B$869]=[.$A13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5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55" office:value-type="string">
            <text:p>Create/edit/delete a category</text:p>
          </table:table-cell>
          <table:table-cell table:formula="oooc:=SUMPRODUCT(([SniffTest.B$5:SniffTest.B$869]=[.$A14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5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55" office:value-type="string">
            <text:p>Create/Edit/Delete a subscription</text:p>
          </table:table-cell>
          <table:table-cell table:formula="oooc:=SUMPRODUCT(([SniffTest.B$5:SniffTest.B$869]=[.$A1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5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55" office:value-type="string">
            <text:p>Create/Edit/Delete/Convert a letter</text:p>
          </table:table-cell>
          <table:table-cell table:formula="oooc:=SUMPRODUCT(([SniffTest.B$5:SniffTest.B$869]=[.$A16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number-columns-repeated="2" table:style-name="ce55" office:value-type="string">
            <text:p>Subscribe newsletter</text:p>
          </table:table-cell>
          <table:table-cell table:formula="oooc:=SUMPRODUCT(([SniffTest.B$5:SniffTest.B$869]=[.$A17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57" office:value-type="string">
            <text:p>Configuration for FCC portlet and create new document using it</text:p>
          </table:table-cell>
          <table:table-cell table:formula="oooc:=SUMPRODUCT(([SniffTest.B$5:SniffTest.B$869]=[.$A18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55" office:value-type="string">
            <text:p>Create new node type and dialog form for it</text:p>
          </table:table-cell>
          <table:table-cell table:formula="oooc:=SUMPRODUCT(([SniffTest.B$5:SniffTest.B$869]=[.$A19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55" office:value-type="string">
            <text:p>Show categories and documents </text:p>
          </table:table-cell>
          <table:table-cell table:formula="oooc:=SUMPRODUCT(([SniffTest.B$5:SniffTest.B$869]=[.$A20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55" office:value-type="string">
            <text:p>Show content of category </text:p>
          </table:table-cell>
          <table:table-cell table:formula="oooc:=SUMPRODUCT(([SniffTest.B$5:SniffTest.B$869]=[.$A2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55" office:value-type="string">
            <text:p>Add new Events page</text:p>
          </table:table-cell>
          <table:table-cell table:formula="oooc:=SUMPRODUCT(([SniffTest.B$5:SniffTest.B$869]=[.$A22])*([SniffTest.A$5:SniffTest.A$869]&lt;&gt;&quot;&quot;))" office:value-type="float" office:value="0">
            <text:p>0</text:p>
          </table:table-cell>
        </table:table-row>
        <table:table-row table:style-name="ro16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55" office:value-type="string">
            <text:p>Configuration for Parameterized content list viewer portlet and view content of document/web content</text:p>
          </table:table-cell>
          <table:table-cell table:formula="oooc:=SUMPRODUCT(([SniffTest.B$5:SniffTest.B$869]=[.$A23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55" office:value-type="string">
            <text:p>Insert documents/medias in a web content by FCK Content Selector</text:p>
          </table:table-cell>
          <table:table-cell table:formula="oooc:=SUMPRODUCT(([SniffTest.B$5:SniffTest.B$869]=[.$A24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55" office:value-type="string">
            <text:p>Create 1 content folder</text:p>
          </table:table-cell>
          <table:table-cell table:formula="oooc:=SUMPRODUCT(([SniffTest.B$5:SniffTest.B$869]=[.$A2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55" office:value-type="string">
            <text:p>Create 1 document folder</text:p>
          </table:table-cell>
          <table:table-cell table:formula="oooc:=SUMPRODUCT(([SniffTest.B$5:SniffTest.B$869]=[.$A26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55" office:value-type="string">
            <text:p>Create Article document</text:p>
          </table:table-cell>
          <table:table-cell table:formula="oooc:=SUMPRODUCT(([SniffTest.B$5:SniffTest.B$869]=[.$A27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ooc:=SUMPRODUCT(([SniffTest.B$5:SniffTest.B$869]=[.$A28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ooc:=SUMPRODUCT(([SniffTest.B$5:SniffTest.B$869]=[.$A29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ooc:=SUMPRODUCT(([SniffTest.B$5:SniffTest.B$869]=[.$A30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ooc:=SUMPRODUCT(([SniffTest.B$5:SniffTest.B$869]=[.$A3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ooc:=SUMPRODUCT(([SniffTest.B$5:SniffTest.B$869]=[.$A32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ooc:=SUMPRODUCT(([SniffTest.B$5:SniffTest.B$869]=[.$A33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ooc:=SUMPRODUCT(([SniffTest.B$5:SniffTest.B$869]=[.$A34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ooc:=SUMPRODUCT(([SniffTest.B$5:SniffTest.B$869]=[.$A3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ooc:=SUMPRODUCT(([SniffTest.B$5:SniffTest.B$869]=[.$A36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ooc:=SUMPRODUCT(([SniffTest.B$5:SniffTest.B$869]=[.$A37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ooc:=SUMPRODUCT(([SniffTest.B$5:SniffTest.B$869]=[.$A38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ooc:=SUMPRODUCT(([SniffTest.B$5:SniffTest.B$869]=[.$A39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ooc:=SUMPRODUCT(([SniffTest.B$5:SniffTest.B$869]=[.$A40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ooc:=SUMPRODUCT(([SniffTest.B$5:SniffTest.B$869]=[.$A4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ooc:=SUMPRODUCT(([SniffTest.B$5:SniffTest.B$869]=[.$A42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ooc:=SUMPRODUCT(([SniffTest.B$5:SniffTest.B$869]=[.$A43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ooc:=SUMPRODUCT(([SniffTest.B$5:SniffTest.B$869]=[.$A44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ooc:=SUMPRODUCT(([SniffTest.B$5:SniffTest.B$869]=[.$A4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59" office:value-type="string">
            <text:p>Manage Private tag (Add/Edit/Delete)</text:p>
          </table:table-cell>
          <table:table-cell table:formula="oooc:=SUMPRODUCT(([SniffTest.B$5:SniffTest.B$869]=[.$A46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59" office:value-type="string">
            <text:p>Manage Public tag (Add/Edit/Delete) </text:p>
          </table:table-cell>
          <table:table-cell table:formula="oooc:=SUMPRODUCT(([SniffTest.B$5:SniffTest.B$869]=[.$A47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59" office:value-type="string">
            <text:p>Add language for document/uploaded file</text:p>
          </table:table-cell>
          <table:table-cell table:formula="oooc:=SUMPRODUCT(([SniffTest.B$5:SniffTest.B$869]=[.$A48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59" office:value-type="string">
            <text:p>Vote for document/uploaded file</text:p>
          </table:table-cell>
          <table:table-cell table:formula="oooc:=SUMPRODUCT(([SniffTest.B$5:SniffTest.B$869]=[.$A49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59" office:value-type="string">
            <text:p>Manage Comment (Add/Edit/Delete)</text:p>
          </table:table-cell>
          <table:table-cell table:formula="oooc:=SUMPRODUCT(([SniffTest.B$5:SniffTest.B$869]=[.$A50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ooc:=SUMPRODUCT(([SniffTest.B$5:SniffTest.B$869]=[.$A51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ooc:=SUMPRODUCT(([SniffTest.B$5:SniffTest.B$869]=[.$A52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ooc:=SUMPRODUCT(([SniffTest.B$5:SniffTest.B$869]=[.$A53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ooc:=SUMPRODUCT(([SniffTest.B$5:SniffTest.B$869]=[.$A54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ooc:=SUMPRODUCT(([SniffTest.B$5:SniffTest.B$869]=[.$A55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0" office:value-type="string">
            <text:p>View References</text:p>
          </table:table-cell>
          <table:table-cell table:formula="oooc:=SUMPRODUCT(([SniffTest.B$5:SniffTest.B$869]=[.$A56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0" office:value-type="string">
            <text:p>View Node Types</text:p>
          </table:table-cell>
          <table:table-cell table:formula="oooc:=SUMPRODUCT(([SniffTest.B$5:SniffTest.B$869]=[.$A57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1" office:value-type="string">
            <text:p>Manage Permission(Add/Edit/Delete)</text:p>
          </table:table-cell>
          <table:table-cell table:formula="oooc:=SUMPRODUCT(([SniffTest.B$5:SniffTest.B$869]=[.$A58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0" office:value-type="string">
            <text:p>View metadata</text:p>
          </table:table-cell>
          <table:table-cell table:formula="oooc:=SUMPRODUCT(([SniffTest.B$5:SniffTest.B$869]=[.$A59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0" office:value-type="string">
            <text:p>Manage Auditing (Active/View) </text:p>
          </table:table-cell>
          <table:table-cell table:formula="oooc:=SUMPRODUCT(([SniffTest.B$5:SniffTest.B$869]=[.$A60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60" office:value-type="string">
            <text:p>Show/Hide like JCR structure</text:p>
          </table:table-cell>
          <table:table-cell table:formula="oooc:=SUMPRODUCT(([SniffTest.B$5:SniffTest.B$869]=[.$A61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2" office:value-type="string">
            <text:p>Simple Search</text:p>
          </table:table-cell>
          <table:table-cell table:formula="oooc:=SUMPRODUCT(([SniffTest.B$5:SniffTest.B$869]=[.$A62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2" office:value-type="string">
            <text:p>Advanced search</text:p>
          </table:table-cell>
          <table:table-cell table:formula="oooc:=SUMPRODUCT(([SniffTest.B$5:SniffTest.B$869]=[.$A63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62" office:value-type="string">
            <text:p>Manage query in Advanced search</text:p>
          </table:table-cell>
          <table:table-cell table:formula="oooc:=SUMPRODUCT(([SniffTest.B$5:SniffTest.B$869]=[.$A64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62" office:value-type="string">
            <text:p>Select view mode</text:p>
          </table:table-cell>
          <table:table-cell table:formula="oooc:=SUMPRODUCT(([SniffTest.B$5:SniffTest.B$869]=[.$A65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2" office:value-type="string">
            <text:p>Set up browsing Preferences</text:p>
          </table:table-cell>
          <table:table-cell table:formula="oooc:=SUMPRODUCT(([SniffTest.B$5:SniffTest.B$869]=[.$A66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2" office:value-type="string">
            <text:p>Set up Preferences for quick filter</text:p>
          </table:table-cell>
          <table:table-cell table:formula="oooc:=SUMPRODUCT(([SniffTest.B$5:SniffTest.B$869]=[.$A67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62" office:value-type="string">
            <text:p>Quick Filter by Items/Type</text:p>
          </table:table-cell>
          <table:table-cell table:formula="oooc:=SUMPRODUCT(([SniffTest.B$5:SniffTest.B$869]=[.$A68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62" office:value-type="string">
            <text:p>Manage Clipboard (Paste/Delete)</text:p>
          </table:table-cell>
          <table:table-cell table:formula="oooc:=SUMPRODUCT(([SniffTest.B$5:SniffTest.B$869]=[.$A69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56" office:value-type="string">
            <text:p>Manage Tags (Add/Edit/Delete)</text:p>
          </table:table-cell>
          <table:table-cell table:formula="oooc:=SUMPRODUCT(([SniffTest.B$5:SniffTest.B$869]=[.$A70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56" office:value-type="string">
            <text:p>Manage Taxonomy Tree (Add/Edit/Delete)</text:p>
          </table:table-cell>
          <table:table-cell table:formula="oooc:=SUMPRODUCT(([SniffTest.B$5:SniffTest.B$869]=[.$A7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56" office:value-type="string">
            <text:p>Manage Template(Add/Edit/Delete)</text:p>
          </table:table-cell>
          <table:table-cell table:formula="oooc:=SUMPRODUCT(([SniffTest.B$5:SniffTest.B$869]=[.$A72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56" office:value-type="string">
            <text:p>Manage Metadata(View/Edit/Delete)</text:p>
          </table:table-cell>
          <table:table-cell table:formula="oooc:=SUMPRODUCT(([SniffTest.B$5:SniffTest.B$869]=[.$A73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56" office:value-type="string">
            <text:p>Manage Views(Add/View/Edit/Delete)</text:p>
          </table:table-cell>
          <table:table-cell table:formula="oooc:=SUMPRODUCT(([SniffTest.B$5:SniffTest.B$869]=[.$A74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56" office:value-type="string">
            <text:p>Manage Drive(Add/Edit/Delete)</text:p>
          </table:table-cell>
          <table:table-cell table:formula="oooc:=SUMPRODUCT(([SniffTest.B$5:SniffTest.B$869]=[.$A75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56" office:value-type="string">
            <text:p>Namespace registry</text:p>
          </table:table-cell>
          <table:table-cell table:style-name="ce56" office:value-type="string">
            <text:p>Namespace registry</text:p>
          </table:table-cell>
          <table:table-cell table:formula="oooc:=SUMPRODUCT(([SniffTest.B$5:SniffTest.B$869]=[.$A76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56" office:value-type="string">
            <text:p>Manage Node types(Add/View)</text:p>
          </table:table-cell>
          <table:table-cell table:formula="oooc:=SUMPRODUCT(([SniffTest.B$5:SniffTest.B$869]=[.$A77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56" office:value-type="string">
            <text:p>Manage Query(Add/Edit/Delete)</text:p>
          </table:table-cell>
          <table:table-cell table:formula="oooc:=SUMPRODUCT(([SniffTest.B$5:SniffTest.B$869]=[.$A78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56" office:value-type="string">
            <text:p>Manage Script(Add/Edit/Delete)</text:p>
          </table:table-cell>
          <table:table-cell table:formula="oooc:=SUMPRODUCT(([SniffTest.B$5:SniffTest.B$869]=[.$A79])*([SniffTest.A$5:SniffTest.A$869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56" office:value-type="string">
            <text:p>Manage Action</text:p>
          </table:table-cell>
          <table:table-cell table:formula="oooc:=SUMPRODUCT(([SniffTest.B$5:SniffTest.B$869]=[.$A80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56" office:value-type="string">
            <text:p>Manage Lock/Unlock</text:p>
          </table:table-cell>
          <table:table-cell table:formula="oooc:=SUMPRODUCT(([SniffTest.B$5:SniffTest.B$869]=[.$A81])*([SniffTest.A$5:SniffTest.A$869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2" office:value-type="string">
            <text:p>Approve a content</text:p>
          </table:table-cell>
          <table:table-cell table:formula="oooc:=SUMPRODUCT(([SniffTest.B$5:SniffTest.B$869]=[.$A82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2" office:value-type="string">
            <text:p>Disapprove a content</text:p>
          </table:table-cell>
          <table:table-cell table:formula="oooc:=SUMPRODUCT(([SniffTest.B$5:SniffTest.B$869]=[.$A83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2" office:value-type="string">
            <text:p>Delegate a content</text:p>
          </table:table-cell>
          <table:table-cell table:formula="oooc:=SUMPRODUCT(([SniffTest.B$5:SniffTest.B$869]=[.$A84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62" office:value-type="string">
            <text:p>Refuse a content</text:p>
          </table:table-cell>
          <table:table-cell table:formula="oooc:=SUMPRODUCT(([SniffTest.B$5:SniffTest.B$869]=[.$A85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56" office:value-type="string">
            <text:p>Grand a pay raise</text:p>
          </table:table-cell>
          <table:table-cell table:formula="oooc:=SUMPRODUCT(([SniffTest.B$5:SniffTest.B$869]=[.$A86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56" office:value-type="string">
            <text:p>Refuse a pay raise</text:p>
          </table:table-cell>
          <table:table-cell table:formula="oooc:=SUMPRODUCT(([SniffTest.B$5:SniffTest.B$869]=[.$A87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6" office:value-type="string">
            <text:p>Approve holiday process</text:p>
          </table:table-cell>
          <table:table-cell table:formula="oooc:=SUMPRODUCT(([SniffTest.B$5:SniffTest.B$869]=[.$A88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6" office:value-type="string">
            <text:p>Disapprove holiday process</text:p>
          </table:table-cell>
          <table:table-cell table:formula="oooc:=SUMPRODUCT(([SniffTest.B$5:SniffTest.B$869]=[.$A89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56" office:value-type="string">
            <text:p>Refuse a holiday process</text:p>
          </table:table-cell>
          <table:table-cell table:formula="oooc:=SUMPRODUCT(([SniffTest.B$5:SniffTest.B$869]=[.$A90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56" office:value-type="string">
            <text:p>View detail of process</text:p>
          </table:table-cell>
          <table:table-cell table:formula="oooc:=SUMPRODUCT(([SniffTest.B$5:SniffTest.B$869]=[.$A91])*([SniffTest.A$5:SniffTest.A$869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56" office:value-type="string">
            <text:p>Upload new process</text:p>
          </table:table-cell>
          <table:table-cell table:formula="oooc:=SUMPRODUCT(([SniffTest.B$5:SniffTest.B$869]=[.$A92])*([SniffTest.A$5:SniffTest.A$869]&lt;&gt;&quot;&quot;))" office:value-type="float" office:value="1">
            <text:p>1</text:p>
          </table:table-cell>
        </table:table-row>
        <table:table-row table:style-name="ro4">
          <table:table-cell table:style-name="ce5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55"/>
          <table:table-cell table:formula="oooc:=SUM([.F4:.F92])"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7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hly </meta:initial-creator>
    <meta:creation-date>2010-08-10T15:50:28</meta:creation-date>
    <dc:date>2011-05-09T17:24:25</dc:date>
    <meta:editing-cycles>38</meta:editing-cycles>
    <meta:editing-duration>PT15H20M37S</meta:editing-duration>
    <meta:user-defined meta:name="Info 1"/>
    <meta:user-defined meta:name="Info 2"/>
    <meta:user-defined meta:name="Info 3"/>
    <meta:user-defined meta:name="Info 4"/>
    <meta:document-statistic meta:table-count="3" meta:cell-count="957"/>
  </office:meta>
</office:document-meta>
</file>